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top" draw:auto-grow-height="false" fo:min-height="3.814cm" fo:min-width="13.216cm"/>
    </style:style>
    <style:style style:name="gr2" style:family="graphic" style:parent-style-name="standard">
      <style:graphic-properties draw:fill-color="#e6e6ff" draw:textarea-horizontal-align="justify" draw:textarea-vertical-align="top" draw:auto-grow-height="false" fo:min-height="13.085cm" fo:min-width="13.216cm"/>
    </style:style>
    <style:style style:name="gr3" style:family="graphic" style:parent-style-name="standard">
      <style:graphic-properties draw:fill-color="#dddddd" draw:textarea-horizontal-align="justify" draw:textarea-vertical-align="top" draw:auto-grow-height="false" fo:min-height="6.989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729fcf" draw:textarea-horizontal-align="justify" draw:textarea-vertical-align="top" draw:auto-grow-height="false" fo:min-height="2.163cm" fo:min-width="4.58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163cm" fo:min-width="5.977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10" style:family="graphic" style:parent-style-name="standard">
      <style:graphic-properties draw:fill-color="#dddddd" draw:textarea-horizontal-align="justify" draw:textarea-vertical-align="top" draw:auto-grow-height="false" fo:min-height="2.163cm" fo:min-width="5.723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2.421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2.163cm" fo:min-width="4.58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19cm"/>
    </style:style>
    <style:style style:name="gr16" style:family="graphic" style:parent-style-name="standard">
      <style:graphic-properties draw:fill-color="#dddddd" draw:textarea-horizontal-align="justify" draw:textarea-vertical-align="top" draw:auto-grow-height="false" fo:min-height="4.195cm" fo:min-width="13.216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3.179cm" fo:min-width="3.056cm"/>
    </style:style>
    <style:style style:name="gr18" style:family="graphic" style:parent-style-name="standard">
      <style:graphic-properties draw:stroke="none" svg:stroke-color="#000000" draw:fill="none" draw:fill-color="#ffffff" fo:min-height="0.637cm"/>
    </style:style>
    <style:style style:name="gr19" style:family="graphic" style:parent-style-name="standard">
      <style:graphic-properties draw:textarea-horizontal-align="justify" draw:textarea-vertical-align="middle" draw:auto-grow-height="false" fo:min-height="0.195cm" fo:min-width="0.008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svg:stroke-color="#000000" draw:textarea-vertical-align="middle"/>
    </style:style>
    <style:style style:name="gr2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6e6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style:paragraph-properties fo:text-align="center"/>
      <style:text-properties fo:font-size="16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8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font-size="12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3.716cm" svg:height="4.064cm" svg:x="1.508cm" svg:y="22.209cm">
          <text:p text:style-name="P1">CInstanc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3.716cm" svg:height="13.335cm" svg:x="1.508cm" svg:y="7.985cm">
          <text:p text:style-name="P1">WSI-Window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3.81cm" svg:height="7.239cm" svg:x="2.27cm" svg:y="13.573cm">
          <text:p text:style-name="P1">Windows</text:p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3.81cm" svg:height="7.239cm" svg:x="6.461cm" svg:y="13.573cm">
          <text:p text:style-name="P1">Linux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3.81cm" svg:height="7.239cm" svg:x="10.652cm" svg:y="13.573cm">
          <text:p text:style-name="P1">Andro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1.27cm" svg:x="2.905cm" svg:y="14.843cm">
          <text:p text:style-name="P1"><text:span text:style-name="T1">Win32</text:span></text:p>
          <text:p text:style-name="P1"><text:span text:style-name="T1">windo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7.096cm" svg:y="14.843cm">
          <text:p text:style-name="P1"><text:span text:style-name="T1">XCB</text:span></text:p>
          <text:p text:style-name="P1"><text:span text:style-name="T1">windo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11.287cm" svg:y="14.843cm">
          <text:p text:style-name="P1"><text:span text:style-name="T1">Native</text:span></text:p>
          <text:p text:style-name="P1"><text:span text:style-name="T1">Activit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2.905cm" svg:y="16.24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7.096cm" svg:y="16.24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11.287cm" svg:y="16.24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2.905cm" svg:y="17.637cm">
          <text:p text:style-name="P1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7.096cm" svg:y="17.637cm">
          <text:p text:style-name="P1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11.287cm" svg:y="17.637cm">
          <text:p text:style-name="P1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27cm" svg:x="7.096cm" svg:y="19.034cm">
          <text:p text:style-name="P1"><text:span text:style-name="T2">Touch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1.27cm" svg:x="11.287cm" svg:y="19.034cm">
          <text:p text:style-name="P1"><text:span text:style-name="T2">Touch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809cm" svg:height="1.783cm" draw:transform="rotate (0.785572696322648) translate (11.287cm 18.28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708.3678541839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7" draw:id="id7" draw:layer="layout" svg:width="5.08cm" svg:height="2.413cm" svg:x="9.255cm" svg:y="9.255cm">
          <text:p text:style-name="P1">Message Loop</text:p>
          <text:p text:style-name="P1">+</text:p>
          <text:p text:style-name="P1">Event Callback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477cm" svg:height="2.413cm" svg:x="8.366cm" svg:y="23.225cm">
          <text:p text:style-name="P1">Valid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6" draw:id="id6" draw:layer="layout" svg:width="3.556cm" svg:height="1.27cm" svg:x="8.493cm" svg:y="24.114cm">
          <text:p text:style-name="P1"><text:span text:style-name="T3">CDebugRepor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286cm" svg:height="1.27cm" svg:x="12.303cm" svg:y="24.114cm">
          <text:p text:style-name="P1"><text:span text:style-name="T3">Logg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223cm" svg:height="2.413cm" svg:x="1.762cm" svg:y="23.225cm">
          <text:p text:style-name="P1">Pick-Lists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2.54cm" svg:height="1.27cm" svg:x="5.191cm" svg:y="24.114cm">
          <text:p text:style-name="P1"><text:span text:style-name="T3">CLayers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3" draw:id="id3" draw:layer="layout" svg:width="2.921cm" svg:height="1.27cm" svg:x="2.016cm" svg:y="24.114cm">
          <text:p text:style-name="P1"><text:span text:style-name="T3">CExtensions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5.08cm" svg:height="2.413cm" svg:x="2.27cm" svg:y="9.255cm">
          <text:p text:style-name="P1">Vulkan Surface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8.366cm" svg:y1="22.209cm" svg:x2="8.366cm" svg:y2="21.32cm" draw:start-shape="id1" draw:start-glue-point="0" draw:end-shape="id2" draw:end-glue-point="2" svg:d="M8366 22209v-889" svg:viewBox="0 0 1 890">
          <text:p/>
        </draw:connector>
        <draw:connector draw:style-name="gr14" draw:text-style-name="P8" draw:layer="layout" draw:line-skew="-0.26cm" svg:x1="2.016cm" svg:y1="24.749cm" svg:x2="2.27cm" svg:y2="10.461cm" draw:start-shape="id3" draw:start-glue-point="3" draw:end-shape="id4" draw:end-glue-point="3" svg:d="M2016 24749h-762v-14288h1016" svg:viewBox="0 0 1017 14289">
          <text:p/>
        </draw:connector>
        <draw:connector draw:style-name="gr14" draw:text-style-name="P8" draw:layer="layout" draw:line-skew="0.134cm" svg:x1="6.461cm" svg:y1="25.384cm" svg:x2="10.271cm" svg:y2="25.384cm" draw:start-shape="id5" draw:start-glue-point="2" draw:end-shape="id6" draw:end-glue-point="2" svg:d="M6461 25384v635h3810v-635" svg:viewBox="0 0 3811 636">
          <text:p/>
        </draw:connector>
        <draw:connector draw:style-name="gr14" draw:text-style-name="P8" draw:layer="layout" draw:line-skew="0.134cm" svg:x1="3.476cm" svg:y1="25.384cm" svg:x2="10.271cm" svg:y2="25.384cm" draw:start-shape="id3" draw:start-glue-point="2" draw:end-shape="id6" draw:end-glue-point="2" svg:d="M3476 25384v635h6795v-635" svg:viewBox="0 0 6796 636">
          <text:p/>
        </draw:connector>
        <draw:frame draw:style-name="gr15" draw:text-style-name="P9" draw:layer="layout" svg:width="2.032cm" svg:height="0.569cm" svg:x="8.366cm" svg:y="21.447cm">
          <draw:text-box>
            <text:p><text:span text:style-name="T4">VkInstance</text:span></text:p>
          </draw:text-box>
        </draw:frame>
        <draw:custom-shape draw:style-name="gr4" draw:text-style-name="P1" draw:layer="layout" svg:width="2.54cm" svg:height="1.27cm" svg:x="2.905cm" svg:y="19.034cm">
          <text:p text:style-name="P1"><text:span text:style-name="T2">Touch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4.81cm" svg:y1="9.255cm" svg:x2="8.366cm" svg:y2="6.868cm" draw:start-shape="id4" draw:start-glue-point="0" svg:d="M4810 9255v-1444h3556v-943" svg:viewBox="0 0 3557 2388">
          <text:p/>
        </draw:connector>
        <draw:frame draw:style-name="gr15" draw:text-style-name="P9" draw:layer="layout" svg:width="2.032cm" svg:height="0.569cm" svg:x="8.239cm" svg:y="7.223cm">
          <draw:text-box>
            <text:p><text:span text:style-name="T4">CSurface</text:span></text:p>
          </draw:text-box>
        </draw:frame>
        <draw:custom-shape draw:style-name="gr16" draw:text-style-name="P3" draw:layer="layout" svg:width="13.716cm" svg:height="4.445cm" svg:x="1.508cm" svg:y="2.397cm">
          <text:p text:style-name="P1">User App</text:p>
          <text:p text:style-name="P1"><text:span text:style-name="T5">Uses WSI-Window to create </text:span></text:p>
          <text:p text:style-name="P1"><text:span text:style-name="T5">a window with Vulkan surface.</text:span></text:p>
          <text:p text:style-name="P1"><text:span text:style-name="T5">and</text:span></text:p>
          <text:p text:style-name="P1"><text:span text:style-name="T5">implements input-event handler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xml:id="id8" draw:id="id8" draw:layer="layout" svg:width="3.556cm" svg:height="3.429cm" svg:x="11.287cm" svg:y="3.159cm">
          <text:p text:style-name="P10"><text:span text:style-name="T6">OnMouseEvent</text:span></text:p>
          <text:p text:style-name="P10"><text:span text:style-name="T6">OnKeyEvent</text:span></text:p>
          <text:p text:style-name="P10"><text:span text:style-name="T6">OnTextEvent</text:span></text:p>
          <text:p text:style-name="P10"><text:span text:style-name="T6">OnMoveEvent</text:span></text:p>
          <text:p text:style-name="P10"><text:span text:style-name="T6">OnResizeEvent</text:span></text:p>
          <text:p text:style-name="P10"><text:span text:style-name="T6">OnFocusEvent</text:span></text:p>
          <text:p text:style-name="P10"><text:span text:style-name="T6">OnTouchEvent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draw:line-skew="-0.444cm" svg:x1="11.795cm" svg:y1="9.255cm" svg:x2="13.065cm" svg:y2="6.588cm" draw:start-shape="id7" draw:start-glue-point="0" draw:end-shape="id8" draw:end-glue-point="2" svg:d="M11795 9255v-1778h1270v-889" svg:viewBox="0 0 1271 2668">
          <text:p/>
        </draw:connector>
        <draw:frame draw:style-name="gr18" draw:text-style-name="P9" draw:layer="layout" svg:width="2.286cm" svg:height="0.887cm" svg:x="12.938cm" svg:y="7.162cm">
          <draw:text-box>
            <text:p><text:span text:style-name="T4">Input-events</text:span></text:p>
          </draw:text-box>
        </draw:frame>
        <draw:custom-shape draw:style-name="gr19" draw:text-style-name="P12" xml:id="id9" draw:id="id9" draw:layer="layout" svg:width="1.016cm" svg:height="0.889cm" svg:x="7.858cm" svg:y="12.303cm">
          <text:p text:style-name="P12">OR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3" draw:text-style-name="P8" draw:layer="layout" draw:line-skew="0.374cm 1.39cm -1.517cm" svg:x1="8.366cm" svg:y1="12.303cm" svg:x2="11.795cm" svg:y2="11.668cm" draw:start-shape="id9" draw:start-glue-point="4" draw:end-shape="id7" draw:end-glue-point="2" svg:d="M8366 12303v-128h381v1h3048v-508" svg:viewBox="0 0 3430 636">
          <text:p/>
        </draw:connector>
        <draw:connector draw:style-name="gr20" draw:text-style-name="P1" xml:id="id14" draw:id="id14" draw:layer="layout" svg:x1="8.366cm" svg:y1="13.192cm" svg:x2="8.366cm" svg:y2="13.192cm" draw:start-shape="id9" draw:start-glue-point="6" draw:end-shape="id9" draw:end-glue-point="6" svg:d="M8366 13192z" svg:viewBox="0 0 1 1">
          <text:p/>
        </draw:connector>
        <draw:connector draw:style-name="gr21" draw:text-style-name="P1" draw:layer="layout" svg:x1="4.175cm" svg:y1="13.573cm" svg:x2="7.858cm" svg:y2="12.747cm" draw:start-shape="id10" draw:start-glue-point="0" draw:end-shape="id9" draw:end-glue-point="5" svg:d="M4175 13573v-826h3683" svg:viewBox="0 0 3684 827">
          <text:p/>
        </draw:connector>
        <draw:connector draw:style-name="gr21" draw:text-style-name="P1" draw:layer="layout" svg:x1="12.557cm" svg:y1="13.573cm" svg:x2="8.874cm" svg:y2="12.747cm" draw:start-shape="id11" draw:start-glue-point="0" draw:end-shape="id9" draw:end-glue-point="7" svg:d="M12557 13573v-826h-3683" svg:viewBox="0 0 3684 827">
          <text:p/>
        </draw:connector>
        <draw:connector draw:style-name="gr20" draw:text-style-name="P1" xml:id="id13" draw:id="id13" draw:layer="layout" svg:x1="8.366cm" svg:y1="13.573cm" svg:x2="8.366cm" svg:y2="13.573cm" draw:start-shape="id12" draw:start-glue-point="0" draw:end-shape="id12" draw:end-glue-point="0" svg:d="M8366 13573z" svg:viewBox="0 0 1 1">
          <text:p/>
        </draw:connector>
        <draw:connector draw:style-name="gr22" draw:text-style-name="P8" draw:layer="layout" draw:type="line" svg:x1="8.366cm" svg:y1="13.573cm" svg:x2="8.366cm" svg:y2="13.192cm" draw:start-shape="id13" draw:start-glue-point="0" draw:end-shape="id14" draw:end-glue-point="0" svg:d="M8366 13573v-381" svg:viewBox="0 0 1 3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10:04:58.234640482</meta:creation-date>
    <dc:date>2017-01-23T09:47:33.064538317</dc:date>
    <meta:editing-duration>PT4H20M17S</meta:editing-duration>
    <meta:editing-cycles>31</meta:editing-cycles>
    <meta:generator>LibreOffice/5.1.4.2$Linux_X86_64 LibreOffice_project/10m0$Build-2</meta:generator>
    <meta:print-date>2016-10-18T13:32:40.513927333</meta:print-date>
    <meta:document-statistic meta:object-count="44"/>
  </office:meta>
</office:document-meta>
</file>